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93cm" fo:min-width="1.51cm" style:run-through="background" draw:wrap-influence-on-position="once-concurrent" loext:allow-overlap="true"/>
    </style:style>
    <style:style style:name="gr3" style:family="graphic">
      <style:graphic-properties draw:textarea-horizontal-align="justify" draw:textarea-vertical-align="middle" draw:auto-grow-height="false" fo:min-height="3.256cm" fo:min-width="0.002cm" style:run-through="background" draw:wrap-influence-on-position="once-concurrent" loext:allow-overlap="true"/>
    </style:style>
    <style:style style:name="gr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199cm" fo:min-width="1.896cm" style:run-through="background" draw:wrap-influence-on-position="once-concurrent" loext:allow-overlap="true"/>
    </style:style>
    <style:style style:name="gr6" style:family="graphic">
      <style:graphic-properties draw:textarea-horizontal-align="justify" draw:textarea-vertical-align="middle" draw:auto-grow-height="false" fo:min-height="8.544cm" fo:min-width="0.159cm" style:run-through="background" draw:wrap-influence-on-position="once-concurrent" loext:allow-overlap="true"/>
    </style:style>
    <style:style style:name="gr7" style:family="graphic">
      <style:graphic-properties draw:textarea-horizontal-align="justify" draw:textarea-vertical-align="middle" draw:auto-grow-height="false" fo:min-height="0.106cm" fo:min-width="3.501cm" style:run-through="background" draw:wrap-influence-on-position="once-concurrent" loext:allow-overlap="true"/>
    </style:style>
    <style:style style:name="gr8" style:family="graphic">
      <style:graphic-properties draw:textarea-horizontal-align="justify" draw:textarea-vertical-align="middle" draw:auto-grow-height="false" fo:min-height="1.088cm" fo:min-width="0.187cm" style:run-through="background" draw:wrap-influence-on-position="once-concurrent" loext:allow-overlap="true"/>
    </style:style>
    <style:style style:name="gr9" style:family="graphic">
      <style:graphic-properties draw:textarea-horizontal-align="justify" draw:textarea-vertical-align="middle" draw:auto-grow-height="false" fo:min-height="2.849cm" fo:min-width="0.183cm" style:run-through="background" draw:wrap-influence-on-position="once-concurrent" loext:allow-overlap="true"/>
    </style:style>
    <style:style style:name="gr10" style:family="graphic">
      <style:graphic-properties draw:textarea-horizontal-align="justify" draw:textarea-vertical-align="middle" draw:auto-grow-height="false" fo:min-height="2.51cm" fo:min-width="0.183cm" style:run-through="background" draw:wrap-influence-on-position="once-concurrent" loext:allow-overlap="true"/>
    </style:style>
    <style:style style:name="gr11" style:family="graphic">
      <style:graphic-properties draw:textarea-horizontal-align="justify" draw:textarea-vertical-align="middle" draw:auto-grow-height="false" fo:min-height="1.321cm" fo:min-width="0.266cm" style:run-through="background" draw:wrap-influence-on-position="once-concurrent" loext:allow-overlap="true"/>
    </style:style>
    <style:style style:name="gr12" style:family="graphic">
      <style:graphic-properties draw:textarea-horizontal-align="justify" draw:textarea-vertical-align="middle" draw:auto-grow-height="false" fo:min-height="1.205cm" fo:min-width="0.106cm" style:run-through="background" draw:wrap-influence-on-position="once-concurrent" loext:allow-overlap="true"/>
    </style:style>
    <style:style style:name="gr13" style:family="graphic">
      <style:graphic-properties draw:textarea-horizontal-align="justify" draw:textarea-vertical-align="middle" draw:auto-grow-height="false" fo:min-height="1.229cm" fo:min-width="0.053cm" style:run-through="background" draw:wrap-influence-on-position="once-concurrent" loext:allow-overlap="true"/>
    </style:style>
    <style:style style:name="gr14" style:family="graphic">
      <style:graphic-properties draw:textarea-horizontal-align="justify" draw:textarea-vertical-align="middle" draw:auto-grow-height="false" fo:min-height="2.175cm" fo:min-width="4.953cm" style:run-through="background" draw:wrap-influence-on-position="once-concurrent" loext:allow-overlap="tru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363cm" fo:min-width="2.515cm" style:run-through="background" draw:wrap-influence-on-position="once-concurrent" loext:allow-overlap="tru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974cm" fo:min-width="4.51cm" style:run-through="background" draw:wrap-influence-on-position="once-concurrent" loext:allow-overlap="tru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974cm" fo:min-width="2.374cm" style:run-through="background" draw:wrap-influence-on-position="once-concurrent" loext:allow-overlap="tru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4" draw:text-style-name="P3" svg:width="5.187cm" svg:height="2.408cm" svg:x="0cm" svg:y="0cm"><text:p text:style-name="P3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7" draw:text-style-name="P3" svg:width="3.356cm" svg:height="1.377cm" svg:x="0cm" svg:y="0cm"><text:p text:style-name="P3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6" draw:text-style-name="P3" svg:width="6.377cm" svg:height="1.377cm" svg:x="0cm" svg:y="0cm"><text:p text:style-name="P3"><text:s text:c="3"/><text:s text:c="3"/><text:s text:c="3"/><text:s text:c="3"/><text:s text:c="3"/><text:s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5" draw:text-style-name="P3" svg:width="5.028cm" svg:height="2.726cm" svg:x="0cm" svg:y="0cm"><text:p text:style-name="P3">If num &gt;1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4" draw:text-style-name="P3" svg:width="5.187cm" svg:height="2.408cm" svg:x="0cm" svg:y="0cm"><text:p text:style-name="P3"><text:s/>Return num*Fact(num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4" draw:text-style-name="P3" svg:width="5.187cm" svg:height="2.408cm" svg:x="0cm" svg:y="0cm"><text:p text:style-name="P3"><text:s/>print(“Factorial of Number</text:p><text:p text:style-name="P3">=”, Fact(num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4" draw:text-style-name="P3" svg:width="5.187cm" svg:height="2.408cm" svg:x="0cm" svg:y="0cm"><text:p text:style-name="P3"><text:s/>def Fact(nu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3" draw:style-name="gr14" draw:text-style-name="P3" svg:width="5.187cm" svg:height="2.408cm" svg:x="0cm" svg:y="0cm"><text:p text:style-name="P3">return nu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4" draw:style-name="gr13" svg:width="0.107cm" svg:height="1.405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12" svg:width="0.212cm" svg:height="1.377cm" svg:x="0cm" svg:y="0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6" draw:style-name="gr11" svg:width="0.532cm" svg:height="1.509cm" svg:x="-0.002cm" svg:y="0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8" draw:style-name="gr10" svg:width="0.366cm" svg:height="2.869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9" draw:style-name="gr9" svg:width="0.366cm" svg:height="3.255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1" draw:style-name="gr8" svg:width="0.371cm" svg:height="1.244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12" draw:style-name="gr7" svg:width="4.001cm" svg:height="0.212cm" svg:x="0cm" svg:y="0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13" draw:style-name="gr6" svg:width="0.318cm" svg:height="9.764cm" svg:x="0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4" draw:style-name="gr5" svg:width="2.165cm" svg:height="0.398cm" svg:x="0cm" svg:y="0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7" draw:name="Shape15_0" draw:style-name="gr4" draw:text-style-name="P2" svg:width="0.821cm" svg:height="0.742cm" svg:x="1.836cm" svg:y="17.607cm"><draw:text-box><text:p>True</text:p></draw:text-box></draw:frame><draw:frame text:anchor-type="paragraph" draw:z-index="18" draw:name="Shape16_0" draw:style-name="gr4" draw:text-style-name="P2" svg:width="1.721cm" svg:height="0.742cm" svg:x="6.939cm" svg:y="17.898cm"><draw:text-box><text:p>False</text:p></draw:text-box></draw:frame><draw:custom-shape text:anchor-type="paragraph" draw:z-index="19" draw:name="Shape7" draw:style-name="gr3" svg:width="0.003cm" svg:height="6.51cm" svg:x="0cm" svg:y="0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0" draw:name="Shape10" draw:style-name="gr2" svg:width="1.726cm" svg:height="0.186cm" svg:x="0cm" svg:y="0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7" draw:style-name="gr1" draw:text-style-name="P1" svg:width="2.461cm" svg:height="0.976cm" svg:x="-1.501cm" svg:y="15.94cm"><draw:text-box><text:p>Until n!=1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7:58:55.247955378</meta:creation-date>
    <dc:date>2021-03-06T17:57:26.124301217</dc:date>
    <meta:editing-duration>PT2H15M55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